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4cm" svg:height="2.774cm" svg:x="1.27cm" svg:y="0.254cm">
          <draw:text-box>
            <text:p text:style-name="P1"><text:span text:style-name="T1">Epistle Reading</text:span></text:p>
            <text:p text:style-name="P2"><text:span text:style-name="T2">Hebrews 4:1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3" draw:layer="layout" svg:width="25.4cm" svg:height="10.772cm" svg:x="1.27cm" svg:y="0.254cm">
          <draw:text-box>
            <text:p text:style-name="P5"><text:span text:style-name="T3">1</text:span><text:span text:style-name="T4">Therefore, while the promise of entering his rest still stands, let us fear lest any of you should seem to have failed to reach it. </text:span><text:span text:style-name="T3">2</text:span><text:span text:style-name="T4">For good news came to us just as to them, but the message they heard did not benefit them, because they were not united by faith with </text:span></text:p>
            <text:p text:style-name="P5"><text:span text:style-name="T4">those who listen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3" draw:layer="layout" svg:width="25.4cm" svg:height="7.766cm" svg:x="1.27cm" svg:y="0.254cm">
          <draw:text-box>
            <text:p text:style-name="P5"><text:span text:style-name="T3">3</text:span><text:span text:style-name="T4">For we who have believed enter that rest, as he has said,</text:span></text:p>
            <text:p text:style-name="P6"><text:span text:style-name="T4">“</text:span><text:span text:style-name="T4">As I swore in my wrath, ‘They shall not enter my rest,’” although his works were finished from the found</text:span><text:span text:style-name="T5">ation of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3" draw:layer="layout" svg:width="25.4cm" svg:height="6.263cm" svg:x="1.27cm" svg:y="0.254cm">
          <draw:text-box>
            <text:p text:style-name="P6"><text:span text:style-name="T3">4</text:span><text:span text:style-name="T4">For he has somewhere spoken of the seventh day in this way: “And God rested on the seventh day from all his works.” </text:span><text:span text:style-name="T3">5</text:span><text:span text:style-name="T4">And again in this passage he said, “They shall not enter my res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3" draw:layer="layout" svg:width="25.4cm" svg:height="9.269cm" svg:x="1.27cm" svg:y="0.254cm">
          <draw:text-box>
            <text:p text:style-name="P6"><text:span text:style-name="T3">6</text:span><text:span text:style-name="T4">Since therefore it remains for some to enter it, and those who formerly received the good news failed to enter because of disobedience, </text:span><text:span text:style-name="T3">7</text:span><text:span text:style-name="T4">again he appoints a certain day, “Today,” saying through David so long afterward, in the words already quot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3" draw:layer="layout" svg:width="25.4cm" svg:height="7.766cm" svg:x="1.27cm" svg:y="0.254cm">
          <draw:text-box>
            <text:p text:style-name="P6"><text:span text:style-name="T4">“</text:span><text:span text:style-name="T4">Today, if you hear his voice, do not harden your hearts.” </text:span><text:span text:style-name="T6">8</text:span><text:span text:style-name="T5">For if Joshua had given them rest, God would not have spoken of another day later on. </text:span><text:span text:style-name="T6">9</text:span><text:span text:style-name="T5">So then, there remains a Sabbath rest for the people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3" draw:layer="layout" svg:width="25.4cm" svg:height="6.263cm" svg:x="1.27cm" svg:y="0.254cm">
          <draw:text-box>
            <text:p text:style-name="P6"><text:span text:style-name="T6">10</text:span><text:span text:style-name="T5">for whoever has entered God’s rest has also rested from his works as God did from his.</text:span></text:p>
            <text:p text:style-name="P6"><text:span text:style-name="T6">11</text:span><text:span text:style-name="T5">Let us therefore strive to enter that rest, so that no one may fall by the same sort of disobedi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3" draw:layer="layout" svg:width="25.4cm" svg:height="7.766cm" svg:x="1.27cm" svg:y="0.254cm">
          <draw:text-box>
            <text:p text:style-name="P6"><text:span text:style-name="T6">12</text:span><text:span text:style-name="T5">For the word of God is living and active, sharper than any two-edged sword, piercing to the division of soul and of spirit, of joints and of marrow, and discerning the thoughts and intentions of the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3" draw:layer="layout" svg:width="25.4cm" svg:height="10.772cm" svg:x="1.27cm" svg:y="0.254cm">
          <draw:text-box>
            <text:p text:style-name="P6"><text:span text:style-name="T6">13</text:span><text:span text:style-name="T5">And no creature is hidden from his sight, but all are naked and exposed to the eyes of him to whom we must give account.</text:span></text:p>
            <text:p text:style-name="P6"><text:span text:style-name="T6">14</text:span><text:span text:style-name="T5">Since then we have a great high priest who has passed through the heavens, Jesus, the Son of God, let us hold fast</text:span></text:p>
            <text:p text:style-name="P6"><text:span text:style-name="T5">our confess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" draw:text-style-name="P3" draw:layer="layout" svg:width="25.4cm" svg:height="12.275cm" svg:x="1.27cm" svg:y="0.254cm">
          <draw:text-box>
            <text:p text:style-name="P6"><text:span text:style-name="T6">15</text:span><text:span text:style-name="T5">For we do not have a high priest who is unable to sympathize with our weaknesses, but one who in every respect has been tempted as we are, yet without sin. </text:span><text:span text:style-name="T6">16</text:span><text:span text:style-name="T5">Let us then with confidence draw near to the throne of grace, that we may receive mercy and find grace</text:span></text:p>
            <text:p text:style-name="P6"><text:span text:style-name="T5">to help in time of need.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2:47:20.478000000</meta:creation-date>
    <dc:title>Hymn template</dc:title>
    <meta:editing-duration>PT3M41S</meta:editing-duration>
    <meta:editing-cycles>2</meta:editing-cycles>
    <meta:generator>LibreOffice/5.0.2.2$Windows_x86 LibreOffice_project/37b43f919e4de5eeaca9b9755ed688758a8251fe</meta:generator>
    <meta:initial-creator>Arthur Hoch</meta:initial-creator>
    <dc:date>2015-10-13T13:02:56.981000000</dc:date>
    <dc:creator>Arthur Hoch</dc:creator>
    <meta:document-statistic meta:object-count="51"/>
    <meta:template xlink:type="simple" xlink:actuate="onRequest" xlink:title="Hymn template" xlink:href="../../AppData/Roaming/LibreOffice/4/user/template/Worship%20Templsates/Hymn%20template.otp" meta:date="2015-10-13T12:47:20.368000000"/>
  </office:meta>
</office:document-meta>
</file>